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solid" draw:fill-color="#ffffff" draw:shadow="hidden"/>
    </style:style>
    <style:style style:name="gr4" style:family="graphic" style:parent-style-name="standard">
      <style:graphic-properties draw:stroke="none" draw:fill="none" draw:textarea-vertical-align="middle" fo:min-height="1.93cm" fo:min-width="2.54cm" fo:padding-top="0.035cm" fo:padding-bottom="0.035cm" fo:padding-left="0.035cm" fo:padding-right="0.035cm"/>
    </style:style>
    <style:style style:name="gr5" style:family="graphic" style:parent-style-name="standard">
      <style:graphic-properties draw:stroke="none" draw:fill="none" draw:textarea-vertical-align="middle" fo:min-height="0.276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top" fo:min-height="1.739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008cm" svg:stroke-color="#000000" draw:marker-start="Marker_5f_0" draw:marker-start-width="0.193cm" draw:marker-end="Marker_5f_1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none" draw:fill="none" draw:textarea-vertical-align="middle" fo:min-height="0.937cm" fo:min-width="2.54cm" fo:padding-top="0.035cm" fo:padding-bottom="0.035cm" fo:padding-left="0.035cm" fo:padding-right="0.035cm"/>
    </style:style>
    <style:style style:name="gr9" style:family="graphic" style:parent-style-name="standard">
      <style:graphic-properties draw:stroke="none" draw:fill="none" draw:textarea-vertical-align="middle" fo:min-height="1.319cm" fo:min-width="2.54cm" fo:padding-top="0.035cm" fo:padding-bottom="0.035cm" fo:padding-left="0.035cm" fo:padding-right="0.035cm"/>
    </style:style>
    <style:style style:name="gr10" style:family="graphic" style:parent-style-name="standard">
      <style:graphic-properties draw:stroke="none" draw:fill="none" draw:textarea-vertical-align="middle" fo:min-height="0.416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1.48cm" fo:min-width="2.54cm" fo:padding-top="0.035cm" fo:padding-bottom="0.035cm" fo:padding-left="0.035cm" fo:padding-right="0.035cm"/>
    </style:style>
    <style:style style:name="gr13" style:family="graphic" style:parent-style-name="standard">
      <style:graphic-properties draw:stroke="none" draw:fill="none" draw:textarea-vertical-align="middle" fo:min-height="1.45cm" fo:min-width="2.54cm" fo:padding-top="0.035cm" fo:padding-bottom="0.035cm" fo:padding-left="0.035cm" fo:padding-right="0.035cm"/>
    </style:style>
    <style:style style:name="gr14" style:family="graphic" style:parent-style-name="standard">
      <style:graphic-properties draw:stroke="none" draw:fill="none" draw:textarea-vertical-align="middle" fo:min-height="0.606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textarea-vertical-align="middle" fo:min-height="1.379cm" fo:min-width="2.54cm" fo:padding-top="0.035cm" fo:padding-bottom="0.035cm" fo:padding-left="0.035cm" fo:padding-right="0.035cm"/>
    </style:style>
    <style:style style:name="gr16" style:family="graphic" style:parent-style-name="standard">
      <style:graphic-properties draw:stroke="none" draw:fill="none" draw:textarea-vertical-align="middle" fo:min-height="1.57cm" fo:min-width="2.54cm" fo:padding-top="0.035cm" fo:padding-bottom="0.035cm" fo:padding-left="0.035cm" fo:padding-right="0.035cm"/>
    </style:style>
    <style:style style:name="gr17" style:family="graphic" style:parent-style-name="standard">
      <style:graphic-properties draw:stroke="dash" draw:stroke-dash="Dash_5f_0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18" style:family="graphic" style:parent-style-name="standard">
      <style:graphic-properties draw:stroke="none" draw:fill="none" draw:textarea-vertical-align="middle" fo:min-height="0.914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c0c0c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style:paragraph-properties fo:margin-left="0cm" fo:margin-right="0cm" fo:margin-top="0cm" fo:margin-bottom="0cm" fo:line-height="120%" fo:text-align="end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0.403cm" svg:height="2.403cm" svg:x="13.75cm" svg:y="4.897cm" svg:viewBox="0 0 404 2404" draw:points="0,2404 404,2002 404,0 0,402">
            <text:p/>
          </draw:polygon>
          <draw:polygon draw:style-name="gr2" draw:text-style-name="P2" draw:layer="layout" svg:width="0.403cm" svg:height="2.403cm" svg:x="13.75cm" svg:y="4.897cm" svg:viewBox="0 0 404 2404" draw:points="0,2404 404,2002 404,0 0,402">
            <text:p/>
          </draw:polygon>
        </draw:g>
        <draw:g>
          <draw:polygon draw:style-name="gr1" draw:text-style-name="P1" draw:layer="layout" svg:width="2.902cm" svg:height="0.403cm" svg:x="11.25cm" svg:y="4.897cm" svg:viewBox="0 0 2903 404" draw:points="0,404 2501,404 2903,0 402,0">
            <text:p/>
          </draw:polygon>
          <draw:polygon draw:style-name="gr2" draw:text-style-name="P2" draw:layer="layout" svg:width="2.902cm" svg:height="0.403cm" svg:x="11.25cm" svg:y="4.897cm" svg:viewBox="0 0 2903 404" draw:points="0,404 2501,404 2903,0 402,0">
            <text:p/>
          </draw:polygon>
        </draw:g>
        <draw:g>
          <draw:g>
            <draw:polygon draw:style-name="gr3" draw:text-style-name="P3" draw:layer="layout" svg:width="2.5cm" svg:height="2cm" svg:x="11.25cm" svg:y="5.3cm" svg:viewBox="0 0 2501 2001" draw:points="0,2001 2501,2001 2501,0 0,0">
              <text:p/>
            </draw:polygon>
            <draw:polygon draw:style-name="gr2" draw:text-style-name="P2" draw:layer="layout" svg:width="2.5cm" svg:height="2cm" svg:x="11.25cm" svg:y="5.3cm" svg:viewBox="0 0 2501 2001" draw:points="0,2001 2501,2001 2501,0 0,0">
              <text:p/>
            </draw:polygon>
          </draw:g>
          <draw:frame draw:style-name="gr4" draw:text-style-name="P2" draw:layer="layout" svg:width="2.5cm" svg:height="2cm" svg:x="11.25cm" svg:y="5.3cm">
            <draw:text-box>
              <text:p text:style-name="P4"><text:span text:style-name="T1"><text:line-break/></text:span><text:span text:style-name="T1">kohteet.dat </text:span><text:span text:style-name="T1"><text:line-break/></text:span><text:span text:style-name="T1">ei maksimia</text:span><text:span text:style-name="T1"><text:line-break/></text:span><text:span text:style-name="T1">21</text:span><text:span text:style-name="T1"><text:line-break/></text:span><text:span text:style-name="T1"/></text:p>
            </draw:text-box>
          </draw:frame>
        </draw:g>
        <draw:g>
          <draw:polygon draw:style-name="gr1" draw:text-style-name="P1" draw:layer="layout" svg:width="0.403cm" svg:height="2.403cm" svg:x="10.25cm" svg:y="4.897cm" svg:viewBox="0 0 404 2404" draw:points="0,2404 404,2002 404,0 0,402">
            <text:p/>
          </draw:polygon>
          <draw:polygon draw:style-name="gr2" draw:text-style-name="P2" draw:layer="layout" svg:width="0.403cm" svg:height="2.403cm" svg:x="10.25cm" svg:y="4.897cm" svg:viewBox="0 0 404 2404" draw:points="0,2404 404,2002 404,0 0,402">
            <text:p/>
          </draw:polygon>
        </draw:g>
        <draw:g>
          <draw:polygon draw:style-name="gr1" draw:text-style-name="P1" draw:layer="layout" svg:width="2.902cm" svg:height="0.403cm" svg:x="7.75cm" svg:y="4.897cm" svg:viewBox="0 0 2903 404" draw:points="0,404 2501,404 2903,0 402,0">
            <text:p/>
          </draw:polygon>
          <draw:polygon draw:style-name="gr2" draw:text-style-name="P2" draw:layer="layout" svg:width="2.902cm" svg:height="0.403cm" svg:x="7.75cm" svg:y="4.897cm" svg:viewBox="0 0 2903 404" draw:points="0,404 2501,404 2903,0 402,0">
            <text:p/>
          </draw:polygon>
        </draw:g>
        <draw:g>
          <draw:g>
            <draw:polygon draw:style-name="gr3" draw:text-style-name="P3" draw:layer="layout" svg:width="2.5cm" svg:height="2cm" svg:x="7.75cm" svg:y="5.3cm" svg:viewBox="0 0 2501 2001" draw:points="0,2001 2501,2001 2501,0 0,0">
              <text:p/>
            </draw:polygon>
            <draw:polygon draw:style-name="gr2" draw:text-style-name="P2" draw:layer="layout" svg:width="2.5cm" svg:height="2cm" svg:x="7.75cm" svg:y="5.3cm" svg:viewBox="0 0 2501 2001" draw:points="0,2001 2501,2001 2501,0 0,0">
              <text:p/>
            </draw:polygon>
          </draw:g>
          <draw:frame draw:style-name="gr4" draw:text-style-name="P2" draw:layer="layout" svg:width="2.5cm" svg:height="2cm" svg:x="7.75cm" svg:y="5.3cm">
            <draw:text-box>
              <text:p text:style-name="P4"><text:span text:style-name="T1"><text:line-break/></text:span><text:span text:style-name="T1">kohdeluokat.dat </text:span><text:span text:style-name="T1"><text:line-break/></text:span><text:span text:style-name="T1">ei maksimia</text:span><text:span text:style-name="T1"><text:line-break/></text:span><text:span text:style-name="T1"> <text:s text:c="5"/>3 <text:s text:c="5"/></text:span><text:span text:style-name="T1"><text:line-break/></text:span><text:span text:style-name="T1"/></text:p>
            </draw:text-box>
          </draw:frame>
        </draw:g>
        <draw:frame draw:style-name="gr5" draw:text-style-name="P2" draw:layer="layout" svg:width="1.881cm" svg:height="0.558cm" svg:x="5.888cm" svg:y="9.019cm">
          <draw:text-box>
            <text:p text:style-name="P4"><text:span text:style-name="T1">alkiot[0]</text:span></text:p>
          </draw:text-box>
        </draw:frame>
        <draw:frame draw:style-name="gr5" draw:text-style-name="P2" draw:layer="layout" svg:width="1.881cm" svg:height="0.558cm" svg:x="5.888cm" svg:y="12.519cm">
          <draw:text-box>
            <text:p text:style-name="P4"><text:span text:style-name="T1">alkiot[7]</text:span></text:p>
          </draw:text-box>
        </draw:frame>
        <draw:frame draw:style-name="gr5" draw:text-style-name="P2" draw:layer="layout" svg:width="1.881cm" svg:height="0.558cm" svg:x="5.888cm" svg:y="12.019cm">
          <draw:text-box>
            <text:p text:style-name="P4"><text:span text:style-name="T1">alkiot[6]</text:span></text:p>
          </draw:text-box>
        </draw:frame>
        <draw:frame draw:style-name="gr5" draw:text-style-name="P2" draw:layer="layout" svg:width="1.881cm" svg:height="0.558cm" svg:x="5.888cm" svg:y="11.519cm">
          <draw:text-box>
            <text:p text:style-name="P4"><text:span text:style-name="T1">alkiot[5]</text:span></text:p>
          </draw:text-box>
        </draw:frame>
        <draw:frame draw:style-name="gr5" draw:text-style-name="P2" draw:layer="layout" svg:width="1.881cm" svg:height="0.558cm" svg:x="5.888cm" svg:y="11.019cm">
          <draw:text-box>
            <text:p text:style-name="P4"><text:span text:style-name="T1">alkiot[4]</text:span></text:p>
          </draw:text-box>
        </draw:frame>
        <draw:frame draw:style-name="gr5" draw:text-style-name="P2" draw:layer="layout" svg:width="1.881cm" svg:height="0.558cm" svg:x="5.888cm" svg:y="10.519cm">
          <draw:text-box>
            <text:p text:style-name="P4"><text:span text:style-name="T1">alkiot[3]</text:span></text:p>
          </draw:text-box>
        </draw:frame>
        <draw:frame draw:style-name="gr5" draw:text-style-name="P2" draw:layer="layout" svg:width="1.881cm" svg:height="0.558cm" svg:x="5.888cm" svg:y="10.019cm">
          <draw:text-box>
            <text:p text:style-name="P4"><text:span text:style-name="T1">alkiot[2]</text:span></text:p>
          </draw:text-box>
        </draw:frame>
        <draw:frame draw:style-name="gr5" draw:text-style-name="P2" draw:layer="layout" svg:width="1.881cm" svg:height="0.558cm" svg:x="5.888cm" svg:y="9.566cm">
          <draw:text-box>
            <text:p text:style-name="P4"><text:span text:style-name="T1">alkiot[1]</text:span></text:p>
          </draw:text-box>
        </draw:frame>
        <draw:frame draw:style-name="gr6" draw:text-style-name="P2" draw:layer="layout" svg:width="2.241cm" svg:height="2.021cm" svg:x="5.135cm" svg:y="5.423cm">
          <draw:text-box>
            <text:p text:style-name="P5"><text:span text:style-name="T1">koko nimi</text:span><text:span text:style-name="T1"><text:line-break/></text:span><text:span text:style-name="T1">tiedoston nimi</text:span><text:span text:style-name="T1"><text:line-break/></text:span><text:span text:style-name="T1">max_lkm</text:span><text:span text:style-name="T1"><text:line-break/></text:span><text:span text:style-name="T1">lkm</text:span><text:span text:style-name="T1"><text:line-break/></text:span><text:span text:style-name="T1">alkiot</text:span></text:p>
          </draw:text-box>
        </draw:frame>
        <draw:g>
          <draw:polygon draw:style-name="gr1" draw:text-style-name="P1" draw:layer="layout" svg:width="0.403cm" svg:height="2.403cm" svg:x="14.869cm" svg:y="8.669cm" svg:viewBox="0 0 404 2404" draw:points="0,2404 404,2002 404,0 0,402">
            <text:p/>
          </draw:polygon>
          <draw:polygon draw:style-name="gr2" draw:text-style-name="P2" draw:layer="layout" svg:width="0.403cm" svg:height="2.403cm" svg:x="14.869cm" svg:y="8.669cm" svg:viewBox="0 0 404 2404" draw:points="0,2404 404,2002 404,0 0,402">
            <text:p/>
          </draw:polygon>
        </draw:g>
        <draw:g>
          <draw:polygon draw:style-name="gr1" draw:text-style-name="P1" draw:layer="layout" svg:width="2.902cm" svg:height="0.403cm" svg:x="12.369cm" svg:y="8.669cm" svg:viewBox="0 0 2903 404" draw:points="0,404 2501,404 2903,0 402,0">
            <text:p/>
          </draw:polygon>
          <draw:polygon draw:style-name="gr2" draw:text-style-name="P2" draw:layer="layout" svg:width="2.902cm" svg:height="0.403cm" svg:x="12.369cm" svg:y="8.669cm" svg:viewBox="0 0 2903 404" draw:points="0,404 2501,404 2903,0 402,0">
            <text:p/>
          </draw:polygon>
        </draw:g>
        <draw:g>
          <draw:g>
            <draw:polygon draw:style-name="gr3" draw:text-style-name="P3" draw:layer="layout" svg:width="2.5cm" svg:height="2cm" svg:x="12.369cm" svg:y="9.071cm" svg:viewBox="0 0 2501 2001" draw:points="0,2001 2501,2001 2501,0 0,0">
              <text:p/>
            </draw:polygon>
            <draw:polygon draw:style-name="gr2" draw:text-style-name="P2" draw:layer="layout" svg:width="2.5cm" svg:height="2cm" svg:x="12.369cm" svg:y="9.071cm" svg:viewBox="0 0 2501 2001" draw:points="0,2001 2501,2001 2501,0 0,0">
              <text:p/>
            </draw:polygon>
          </draw:g>
          <draw:frame draw:style-name="gr4" draw:text-style-name="P2" draw:layer="layout" svg:width="2.5cm" svg:height="2cm" svg:x="12.369cm" svg:y="9.071cm">
            <draw:text-box>
              <text:p text:style-name="P4"><text:span text:style-name="T1">1 (kohdeluokan nro)</text:span></text:p>
              <text:p text:style-name="P4"><text:span text:style-name="T1">1 (kohdenro)</text:span><text:span text:style-name="T1"><text:line-break/></text:span><text:span text:style-name="T1">Planeetat (kohdeluokan nimi)</text:span></text:p>
            </draw:text-box>
          </draw:frame>
        </draw:g>
        <draw:g>
          <draw:polygon draw:style-name="gr1" draw:text-style-name="P1" draw:layer="layout" svg:width="0.403cm" svg:height="2.403cm" svg:x="14.869cm" svg:y="11.669cm" svg:viewBox="0 0 404 2404" draw:points="0,2404 404,2001 404,0 0,402">
            <text:p/>
          </draw:polygon>
          <draw:polygon draw:style-name="gr2" draw:text-style-name="P2" draw:layer="layout" svg:width="0.403cm" svg:height="2.403cm" svg:x="14.869cm" svg:y="11.669cm" svg:viewBox="0 0 404 2404" draw:points="0,2404 404,2001 404,0 0,402">
            <text:p/>
          </draw:polygon>
        </draw:g>
        <draw:g>
          <draw:polygon draw:style-name="gr1" draw:text-style-name="P1" draw:layer="layout" svg:width="2.902cm" svg:height="0.403cm" svg:x="12.369cm" svg:y="11.669cm" svg:viewBox="0 0 2903 404" draw:points="0,404 2501,404 2903,0 402,0">
            <text:p/>
          </draw:polygon>
          <draw:polygon draw:style-name="gr2" draw:text-style-name="P2" draw:layer="layout" svg:width="2.902cm" svg:height="0.403cm" svg:x="12.369cm" svg:y="11.669cm" svg:viewBox="0 0 2903 404" draw:points="0,404 2501,404 2903,0 402,0">
            <text:p/>
          </draw:polygon>
        </draw:g>
        <draw:g>
          <draw:g>
            <draw:polygon draw:style-name="gr3" draw:text-style-name="P3" draw:layer="layout" svg:width="2.5cm" svg:height="2cm" svg:x="12.369cm" svg:y="12.071cm" svg:viewBox="0 0 2501 2001" draw:points="0,2001 2501,2001 2501,0 0,0">
              <text:p/>
            </draw:polygon>
            <draw:polygon draw:style-name="gr2" draw:text-style-name="P2" draw:layer="layout" svg:width="2.5cm" svg:height="2cm" svg:x="12.369cm" svg:y="12.071cm" svg:viewBox="0 0 2501 2001" draw:points="0,2001 2501,2001 2501,0 0,0">
              <text:p/>
            </draw:polygon>
          </draw:g>
          <draw:frame draw:style-name="gr4" draw:text-style-name="P2" draw:layer="layout" svg:width="2.5cm" svg:height="2cm" svg:x="12.369cm" svg:y="12.071cm">
            <draw:text-box>
              <text:p text:style-name="P4"><text:span text:style-name="T1">9 (kohdeluokan nro)</text:span></text:p>
              <text:p text:style-name="P4"><text:span text:style-name="T1">9 (kohdenro)</text:span><text:span text:style-name="T1"><text:line-break/></text:span><text:span text:style-name="T1">Kääpiöplaneetat (kohdeluokan nimi) <text:s text:c="5"/></text:span></text:p>
            </draw:text-box>
          </draw:frame>
        </draw:g>
        <draw:g>
          <draw:polygon draw:style-name="gr1" draw:text-style-name="P1" draw:layer="layout" svg:width="0.403cm" svg:height="2.403cm" svg:x="14.869cm" svg:y="14.669cm" svg:viewBox="0 0 404 2404" draw:points="0,2404 404,2002 404,0 0,402">
            <text:p/>
          </draw:polygon>
          <draw:polygon draw:style-name="gr2" draw:text-style-name="P2" draw:layer="layout" svg:width="0.403cm" svg:height="2.403cm" svg:x="14.869cm" svg:y="14.669cm" svg:viewBox="0 0 404 2404" draw:points="0,2404 404,2002 404,0 0,402">
            <text:p/>
          </draw:polygon>
        </draw:g>
        <draw:g>
          <draw:polygon draw:style-name="gr1" draw:text-style-name="P1" draw:layer="layout" svg:width="2.902cm" svg:height="0.403cm" svg:x="12.369cm" svg:y="14.669cm" svg:viewBox="0 0 2903 404" draw:points="0,404 2501,404 2903,0 402,0">
            <text:p/>
          </draw:polygon>
          <draw:polygon draw:style-name="gr2" draw:text-style-name="P2" draw:layer="layout" svg:width="2.902cm" svg:height="0.403cm" svg:x="12.369cm" svg:y="14.669cm" svg:viewBox="0 0 2903 404" draw:points="0,404 2501,404 2903,0 402,0">
            <text:p/>
          </draw:polygon>
        </draw:g>
        <draw:g>
          <draw:g>
            <draw:polygon draw:style-name="gr3" draw:text-style-name="P3" draw:layer="layout" svg:width="2.5cm" svg:height="2cm" svg:x="12.369cm" svg:y="15.071cm" svg:viewBox="0 0 2501 2001" draw:points="0,2001 2501,2001 2501,0 0,0">
              <text:p/>
            </draw:polygon>
            <draw:polygon draw:style-name="gr2" draw:text-style-name="P2" draw:layer="layout" svg:width="2.5cm" svg:height="2cm" svg:x="12.369cm" svg:y="15.071cm" svg:viewBox="0 0 2501 2001" draw:points="0,2001 2501,2001 2501,0 0,0">
              <text:p/>
            </draw:polygon>
          </draw:g>
          <draw:frame draw:style-name="gr4" draw:text-style-name="P2" draw:layer="layout" svg:width="2.5cm" svg:height="2cm" svg:x="12.369cm" svg:y="15.071cm">
            <draw:text-box>
              <text:p text:style-name="P4"><text:span text:style-name="T1">19(kohdeluokan nro)</text:span></text:p>
              <text:p text:style-name="P4"><text:span text:style-name="T1">14 (kohdenro)</text:span><text:span text:style-name="T1"><text:line-break/></text:span><text:span text:style-name="T1">Asteroidit (kohdeluokan nimi)</text:span></text:p>
            </draw:text-box>
          </draw:frame>
        </draw:g>
        <draw:g>
          <draw:polygon draw:style-name="gr1" draw:text-style-name="P1" draw:layer="layout" svg:width="0.2cm" svg:height="0.7cm" svg:x="9.969cm" svg:y="9.371cm" svg:viewBox="0 0 201 701" draw:points="0,701 201,501 201,0 0,200">
            <text:p/>
          </draw:polygon>
          <draw:polygon draw:style-name="gr2" draw:text-style-name="P2" draw:layer="layout" svg:width="0.2cm" svg:height="0.7cm" svg:x="9.969cm" svg:y="9.371cm" svg:viewBox="0 0 201 701" draw:points="0,701 201,501 201,0 0,200">
            <text:p/>
          </draw:polygon>
        </draw:g>
        <draw:g>
          <draw:polygon draw:style-name="gr3" draw:text-style-name="P3" draw:layer="layout" svg:width="2cm" svg:height="0.5cm" svg:x="7.969cm" svg:y="9.571cm" svg:viewBox="0 0 2001 501" draw:points="0,501 2001,501 2001,0 0,0">
            <text:p/>
          </draw:polygon>
          <draw:polygon draw:style-name="gr2" draw:text-style-name="P2" draw:layer="layout" svg:width="2cm" svg:height="0.5cm" svg:x="7.969cm" svg:y="9.571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9.969cm" svg:y="8.871cm" svg:viewBox="0 0 201 701" draw:points="0,701 201,501 201,0 0,200">
            <text:p/>
          </draw:polygon>
          <draw:polygon draw:style-name="gr2" draw:text-style-name="P2" draw:layer="layout" svg:width="0.2cm" svg:height="0.7cm" svg:x="9.969cm" svg:y="8.871cm" svg:viewBox="0 0 201 701" draw:points="0,701 201,501 201,0 0,200">
            <text:p/>
          </draw:polygon>
        </draw:g>
        <draw:g>
          <draw:polygon draw:style-name="gr1" draw:text-style-name="P1" draw:layer="layout" svg:width="2.2cm" svg:height="0.2cm" svg:x="7.969cm" svg:y="8.871cm" svg:viewBox="0 0 2201 201" draw:points="0,201 2001,201 2201,0 200,0">
            <text:p/>
          </draw:polygon>
          <draw:polygon draw:style-name="gr2" draw:text-style-name="P2" draw:layer="layout" svg:width="2.2cm" svg:height="0.2cm" svg:x="7.969cm" svg:y="8.871cm" svg:viewBox="0 0 2201 201" draw:points="0,201 2001,201 2201,0 200,0">
            <text:p/>
          </draw:polygon>
        </draw:g>
        <draw:g>
          <draw:polygon draw:style-name="gr3" draw:text-style-name="P3" draw:layer="layout" svg:width="2cm" svg:height="0.5cm" svg:x="7.969cm" svg:y="9.071cm" svg:viewBox="0 0 2001 501" draw:points="0,501 2001,501 2001,0 0,0">
            <text:p/>
          </draw:polygon>
          <draw:polygon draw:style-name="gr2" draw:text-style-name="P2" draw:layer="layout" svg:width="2cm" svg:height="0.5cm" svg:x="7.969cm" svg:y="9.071cm" svg:viewBox="0 0 2001 501" draw:points="0,501 2001,501 2001,0 0,0">
            <text:p/>
          </draw:polygon>
        </draw:g>
        <draw:g>
          <draw:polyline draw:style-name="gr7" draw:text-style-name="P2" draw:layer="layout" svg:width="3.4cm" svg:height="0.549cm" svg:x="8.969cm" svg:y="9.321cm" svg:viewBox="0 0 3401 550" draw:points="0,0 2766,0 2766,550 3401,550">
            <text:p/>
          </draw:polyline>
          <draw:frame draw:style-name="gr8" draw:text-style-name="P2" draw:layer="layout" svg:width="1.25cm" svg:height="1.007cm" svg:x="7.719cm" svg:y="8.817cm">
            <draw:text-box>
              <text:p/>
            </draw:text-box>
          </draw:frame>
        </draw:g>
        <draw:g>
          <draw:polygon draw:style-name="gr1" draw:text-style-name="P1" draw:layer="layout" svg:width="0.2cm" svg:height="0.7cm" svg:x="9.969cm" svg:y="11.871cm" svg:viewBox="0 0 201 701" draw:points="0,701 201,500 201,0 0,200">
            <text:p/>
          </draw:polygon>
          <draw:polygon draw:style-name="gr2" draw:text-style-name="P2" draw:layer="layout" svg:width="0.2cm" svg:height="0.7cm" svg:x="9.969cm" svg:y="11.871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7.969cm" svg:y="12.071cm" svg:viewBox="0 0 2001 501" draw:points="0,501 2001,501 2001,0 0,0">
            <text:p/>
          </draw:polygon>
          <draw:polygon draw:style-name="gr2" draw:text-style-name="P2" draw:layer="layout" svg:width="2cm" svg:height="0.5cm" svg:x="7.969cm" svg:y="12.071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9.969cm" svg:y="11.371cm" svg:viewBox="0 0 201 701" draw:points="0,701 201,501 201,0 0,200">
            <text:p/>
          </draw:polygon>
          <draw:polygon draw:style-name="gr2" draw:text-style-name="P2" draw:layer="layout" svg:width="0.2cm" svg:height="0.7cm" svg:x="9.969cm" svg:y="11.371cm" svg:viewBox="0 0 201 701" draw:points="0,701 201,501 201,0 0,200">
            <text:p/>
          </draw:polygon>
        </draw:g>
        <draw:g>
          <draw:polygon draw:style-name="gr3" draw:text-style-name="P3" draw:layer="layout" svg:width="2cm" svg:height="0.5cm" svg:x="7.969cm" svg:y="11.571cm" svg:viewBox="0 0 2001 501" draw:points="0,501 2001,501 2001,0 0,0">
            <text:p/>
          </draw:polygon>
          <draw:polygon draw:style-name="gr2" draw:text-style-name="P2" draw:layer="layout" svg:width="2cm" svg:height="0.5cm" svg:x="7.969cm" svg:y="11.571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9.969cm" svg:y="10.871cm" svg:viewBox="0 0 201 701" draw:points="0,701 201,501 201,0 0,200">
            <text:p/>
          </draw:polygon>
          <draw:polygon draw:style-name="gr2" draw:text-style-name="P2" draw:layer="layout" svg:width="0.2cm" svg:height="0.7cm" svg:x="9.969cm" svg:y="10.871cm" svg:viewBox="0 0 201 701" draw:points="0,701 201,501 201,0 0,200">
            <text:p/>
          </draw:polygon>
        </draw:g>
        <draw:g>
          <draw:polygon draw:style-name="gr3" draw:text-style-name="P3" draw:layer="layout" svg:width="2cm" svg:height="0.5cm" svg:x="7.969cm" svg:y="11.071cm" svg:viewBox="0 0 2001 501" draw:points="0,501 2001,501 2001,0 0,0">
            <text:p/>
          </draw:polygon>
          <draw:polygon draw:style-name="gr2" draw:text-style-name="P2" draw:layer="layout" svg:width="2cm" svg:height="0.5cm" svg:x="7.969cm" svg:y="11.071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9.969cm" svg:y="10.371cm" svg:viewBox="0 0 201 701" draw:points="0,701 201,500 201,0 0,200">
            <text:p/>
          </draw:polygon>
          <draw:polygon draw:style-name="gr2" draw:text-style-name="P2" draw:layer="layout" svg:width="0.2cm" svg:height="0.7cm" svg:x="9.969cm" svg:y="10.371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7.969cm" svg:y="10.571cm" svg:viewBox="0 0 2001 501" draw:points="0,501 2001,501 2001,0 0,0">
            <text:p/>
          </draw:polygon>
          <draw:polygon draw:style-name="gr2" draw:text-style-name="P2" draw:layer="layout" svg:width="2cm" svg:height="0.5cm" svg:x="7.969cm" svg:y="10.571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9.969cm" svg:y="9.871cm" svg:viewBox="0 0 201 701" draw:points="0,701 201,501 201,0 0,200">
            <text:p/>
          </draw:polygon>
          <draw:polygon draw:style-name="gr2" draw:text-style-name="P2" draw:layer="layout" svg:width="0.2cm" svg:height="0.7cm" svg:x="9.969cm" svg:y="9.871cm" svg:viewBox="0 0 201 701" draw:points="0,701 201,501 201,0 0,200">
            <text:p/>
          </draw:polygon>
        </draw:g>
        <draw:g>
          <draw:polygon draw:style-name="gr3" draw:text-style-name="P3" draw:layer="layout" svg:width="2cm" svg:height="0.5cm" svg:x="7.969cm" svg:y="10.071cm" svg:viewBox="0 0 2001 501" draw:points="0,501 2001,501 2001,0 0,0">
            <text:p/>
          </draw:polygon>
          <draw:polygon draw:style-name="gr2" draw:text-style-name="P2" draw:layer="layout" svg:width="2cm" svg:height="0.5cm" svg:x="7.969cm" svg:y="10.071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9.969cm" svg:y="12.371cm" svg:viewBox="0 0 201 701" draw:points="0,701 201,500 201,0 0,200">
            <text:p/>
          </draw:polygon>
          <draw:polygon draw:style-name="gr2" draw:text-style-name="P2" draw:layer="layout" svg:width="0.2cm" svg:height="0.7cm" svg:x="9.969cm" svg:y="12.371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7.969cm" svg:y="12.571cm" svg:viewBox="0 0 2001 501" draw:points="0,501 2001,501 2001,0 0,0">
            <text:p/>
          </draw:polygon>
          <draw:polygon draw:style-name="gr2" draw:text-style-name="P2" draw:layer="layout" svg:width="2cm" svg:height="0.5cm" svg:x="7.969cm" svg:y="12.571cm" svg:viewBox="0 0 2001 501" draw:points="0,501 2001,501 2001,0 0,0">
            <text:p/>
          </draw:polygon>
        </draw:g>
        <draw:g>
          <draw:polyline draw:style-name="gr7" draw:text-style-name="P2" draw:layer="layout" svg:width="3.4cm" svg:height="3.049cm" svg:x="8.969cm" svg:y="9.821cm" svg:viewBox="0 0 3401 3050" draw:points="0,0 2450,0 2450,3050 3401,3050">
            <text:p/>
          </draw:polyline>
          <draw:frame draw:style-name="gr8" draw:text-style-name="P2" draw:layer="layout" svg:width="1.25cm" svg:height="1.007cm" svg:x="7.719cm" svg:y="9.317cm">
            <draw:text-box>
              <text:p/>
            </draw:text-box>
          </draw:frame>
        </draw:g>
        <draw:g>
          <draw:polyline draw:style-name="gr7" draw:text-style-name="P2" draw:layer="layout" svg:width="3.4cm" svg:height="5.549cm" svg:x="8.969cm" svg:y="10.321cm" svg:viewBox="0 0 3401 5550" draw:points="0,0 2151,0 2151,5550 3401,5550">
            <text:p/>
          </draw:polyline>
          <draw:frame draw:style-name="gr9" draw:text-style-name="P2" draw:layer="layout" svg:width="1.25cm" svg:height="1.389cm" svg:x="7.719cm" svg:y="9.626cm">
            <draw:text-box>
              <text:p/>
            </draw:text-box>
          </draw:frame>
        </draw:g>
        <draw:frame draw:style-name="gr10" draw:text-style-name="P2" draw:layer="layout" svg:width="3.3cm" svg:height="0.698cm" svg:x="9.5cm" svg:y="0.801cm">
          <draw:text-box>
            <text:p text:style-name="P4"><text:span text:style-name="T2">Kohdeluettelo</text:span></text:p>
          </draw:text-box>
        </draw:frame>
        <draw:frame draw:style-name="gr10" draw:text-style-name="P2" draw:layer="layout" svg:width="3.3cm" svg:height="0.698cm" svg:x="11.819cm" svg:y="17.222cm">
          <draw:text-box>
            <text:p text:style-name="P4"><text:span text:style-name="T2">Kohdeluokat</text:span></text:p>
          </draw:text-box>
        </draw:frame>
        <draw:frame draw:style-name="gr11" draw:text-style-name="P2" draw:layer="layout" svg:width="4.131cm" svg:height="0.706cm" svg:x="6.903cm" svg:y="13.365cm">
          <draw:text-box>
            <text:p text:style-name="P4"><text:span text:style-name="T1">osoitintaulukko kohdeluokkiin</text:span></text:p>
          </draw:text-box>
        </draw:frame>
        <draw:g>
          <draw:polygon draw:style-name="gr1" draw:text-style-name="P1" draw:layer="layout" svg:width="0.4cm" svg:height="1.95cm" svg:x="23.768cm" svg:y="5.086cm" svg:viewBox="0 0 401 1951" draw:points="0,1951 401,1550 401,0 0,400">
            <text:p/>
          </draw:polygon>
          <draw:polygon draw:style-name="gr2" draw:text-style-name="P2" draw:layer="layout" svg:width="0.4cm" svg:height="1.95cm" svg:x="23.768cm" svg:y="5.086cm" svg:viewBox="0 0 401 1951" draw:points="0,1951 401,1550 401,0 0,400">
            <text:p/>
          </draw:polygon>
        </draw:g>
        <draw:g>
          <draw:polygon draw:style-name="gr1" draw:text-style-name="P1" draw:layer="layout" svg:width="2.4cm" svg:height="0.4cm" svg:x="21.768cm" svg:y="5.086cm" svg:viewBox="0 0 2401 401" draw:points="0,401 2000,401 2401,0 400,0">
            <text:p/>
          </draw:polygon>
          <draw:polygon draw:style-name="gr2" draw:text-style-name="P2" draw:layer="layout" svg:width="2.4cm" svg:height="0.4cm" svg:x="21.768cm" svg:y="5.086cm" svg:viewBox="0 0 2401 401" draw:points="0,401 2000,401 2401,0 400,0">
            <text:p/>
          </draw:polygon>
        </draw:g>
        <draw:g>
          <draw:g>
            <draw:polygon draw:style-name="gr3" draw:text-style-name="P3" draw:layer="layout" svg:width="2cm" svg:height="1.55cm" svg:x="21.768cm" svg:y="5.486cm" svg:viewBox="0 0 2001 1551" draw:points="0,1551 2001,1551 2001,0 0,0">
              <text:p/>
            </draw:polygon>
            <draw:polygon draw:style-name="gr2" draw:text-style-name="P2" draw:layer="layout" svg:width="2cm" svg:height="1.55cm" svg:x="21.768cm" svg:y="5.486cm" svg:viewBox="0 0 2001 1551" draw:points="0,1551 2001,1551 2001,0 0,0">
              <text:p/>
            </draw:polygon>
          </draw:g>
          <draw:frame draw:style-name="gr12" draw:text-style-name="P2" draw:layer="layout" svg:width="2cm" svg:height="1.55cm" svg:x="21.768cm" svg:y="5.486cm">
            <draw:text-box>
              <text:p text:style-name="P4"><text:span text:style-name="T1">1 (kohdenro)</text:span><text:span text:style-name="T1"><text:line-break/></text:span><text:span text:style-name="T1">Merkurius</text:span><text:span text:style-name="T1"><text:line-break/></text:span><text:span text:style-name="T1">...</text:span></text:p>
            </draw:text-box>
          </draw:frame>
        </draw:g>
        <draw:g>
          <draw:polygon draw:style-name="gr1" draw:text-style-name="P1" draw:layer="layout" svg:width="0.39cm" svg:height="1.91cm" svg:x="23.768cm" svg:y="7.576cm" svg:viewBox="0 0 391 1911" draw:points="0,1911 391,1521 391,0 0,390">
            <text:p/>
          </draw:polygon>
          <draw:polygon draw:style-name="gr2" draw:text-style-name="P2" draw:layer="layout" svg:width="0.39cm" svg:height="1.91cm" svg:x="23.768cm" svg:y="7.576cm" svg:viewBox="0 0 391 1911" draw:points="0,1911 391,1521 391,0 0,390">
            <text:p/>
          </draw:polygon>
        </draw:g>
        <draw:g>
          <draw:polygon draw:style-name="gr1" draw:text-style-name="P1" draw:layer="layout" svg:width="2.39cm" svg:height="0.39cm" svg:x="21.768cm" svg:y="7.576cm" svg:viewBox="0 0 2391 391" draw:points="0,391 2000,391 2391,0 390,0">
            <text:p/>
          </draw:polygon>
          <draw:polygon draw:style-name="gr2" draw:text-style-name="P2" draw:layer="layout" svg:width="2.39cm" svg:height="0.39cm" svg:x="21.768cm" svg:y="7.576cm" svg:viewBox="0 0 2391 391" draw:points="0,391 2000,391 2391,0 390,0">
            <text:p/>
          </draw:polygon>
        </draw:g>
        <draw:g>
          <draw:g>
            <draw:polygon draw:style-name="gr3" draw:text-style-name="P3" draw:layer="layout" svg:width="2cm" svg:height="1.52cm" svg:x="21.768cm" svg:y="7.966cm" svg:viewBox="0 0 2001 1521" draw:points="0,1521 2001,1521 2001,0 0,0">
              <text:p/>
            </draw:polygon>
            <draw:polygon draw:style-name="gr2" draw:text-style-name="P2" draw:layer="layout" svg:width="2cm" svg:height="1.52cm" svg:x="21.768cm" svg:y="7.966cm" svg:viewBox="0 0 2001 1521" draw:points="0,1521 2001,1521 2001,0 0,0">
              <text:p/>
            </draw:polygon>
          </draw:g>
          <draw:frame draw:style-name="gr13" draw:text-style-name="P2" draw:layer="layout" svg:width="2cm" svg:height="1.52cm" svg:x="21.768cm" svg:y="7.966cm">
            <draw:text-box>
              <text:p text:style-name="P4"><text:span text:style-name="T1">2 (kohdenro)</text:span><text:span text:style-name="T1"><text:line-break/></text:span><text:span text:style-name="T1">Venus</text:span></text:p>
              <text:p text:style-name="P4"><text:span text:style-name="T1">...</text:span></text:p>
            </draw:text-box>
          </draw:frame>
        </draw:g>
        <draw:g>
          <draw:polygon draw:style-name="gr1" draw:text-style-name="P1" draw:layer="layout" svg:width="0.403cm" svg:height="2.592cm" svg:x="12.8cm" svg:y="1.597cm" svg:viewBox="0 0 404 2593" draw:points="0,2593 404,2190 404,0 0,402">
            <text:p/>
          </draw:polygon>
          <draw:polygon draw:style-name="gr2" draw:text-style-name="P2" draw:layer="layout" svg:width="0.403cm" svg:height="2.592cm" svg:x="12.8cm" svg:y="1.597cm" svg:viewBox="0 0 404 2593" draw:points="0,2593 404,2190 404,0 0,402">
            <text:p/>
          </draw:polygon>
        </draw:g>
        <draw:g>
          <draw:polygon draw:style-name="gr1" draw:text-style-name="P1" draw:layer="layout" svg:width="4.027cm" svg:height="0.403cm" svg:x="9.176cm" svg:y="1.597cm" svg:viewBox="0 0 4028 404" draw:points="0,404 3626,404 4028,0 402,0">
            <text:p/>
          </draw:polygon>
          <draw:polygon draw:style-name="gr2" draw:text-style-name="P2" draw:layer="layout" svg:width="4.027cm" svg:height="0.403cm" svg:x="9.176cm" svg:y="1.597cm" svg:viewBox="0 0 4028 404" draw:points="0,404 3626,404 4028,0 402,0">
            <text:p/>
          </draw:polygon>
        </draw:g>
        <draw:g>
          <draw:polygon draw:style-name="gr3" draw:text-style-name="P3" draw:layer="layout" svg:width="3.624cm" svg:height="2.189cm" svg:x="9.176cm" svg:y="2cm" svg:viewBox="0 0 3625 2190" draw:points="0,2190 3625,2190 3625,0 0,0">
            <text:p/>
          </draw:polygon>
          <draw:polygon draw:style-name="gr2" draw:text-style-name="P2" draw:layer="layout" svg:width="3.624cm" svg:height="2.189cm" svg:x="9.176cm" svg:y="2cm" svg:viewBox="0 0 3625 2190" draw:points="0,2190 3625,2190 3625,0 0,0">
            <text:p/>
          </draw:polygon>
        </draw:g>
        <draw:g>
          <draw:polygon draw:style-name="gr3" draw:text-style-name="P3" draw:layer="layout" svg:width="1.5cm" svg:height="0.5cm" svg:x="8.25cm" svg:y="6.9cm" svg:viewBox="0 0 1501 501" draw:points="0,501 1501,501 1501,0 0,0">
            <text:p/>
          </draw:polygon>
          <draw:polygon draw:style-name="gr2" draw:text-style-name="P2" draw:layer="layout" svg:width="1.5cm" svg:height="0.5cm" svg:x="8.25cm" svg:y="6.9cm" svg:viewBox="0 0 1501 501" draw:points="0,501 1501,501 1501,0 0,0">
            <text:p/>
          </draw:polygon>
        </draw:g>
        <draw:line draw:style-name="gr7" draw:text-style-name="P2" draw:layer="layout" svg:x1="9cm" svg:y1="7.15cm" svg:x2="9cm" svg:y2="8.849cm">
          <text:p/>
        </draw:line>
        <draw:frame draw:style-name="gr5" draw:text-style-name="P2" draw:layer="layout" svg:width="1.881cm" svg:height="0.558cm" svg:x="15.738cm" svg:y="9.019cm">
          <draw:text-box>
            <text:p text:style-name="P4"><text:span text:style-name="T1">alkiot[0]</text:span></text:p>
          </draw:text-box>
        </draw:frame>
        <draw:frame draw:style-name="gr5" draw:text-style-name="P2" draw:layer="layout" svg:width="1.881cm" svg:height="0.558cm" svg:x="15.738cm" svg:y="12.519cm">
          <draw:text-box>
            <text:p text:style-name="P4"><text:span text:style-name="T1">alkiot[7]</text:span></text:p>
          </draw:text-box>
        </draw:frame>
        <draw:frame draw:style-name="gr5" draw:text-style-name="P2" draw:layer="layout" svg:width="1.881cm" svg:height="0.558cm" svg:x="15.738cm" svg:y="12.019cm">
          <draw:text-box>
            <text:p text:style-name="P4"><text:span text:style-name="T1">alkiot[6]</text:span></text:p>
          </draw:text-box>
        </draw:frame>
        <draw:frame draw:style-name="gr5" draw:text-style-name="P2" draw:layer="layout" svg:width="1.881cm" svg:height="0.558cm" svg:x="15.738cm" svg:y="11.519cm">
          <draw:text-box>
            <text:p text:style-name="P4"><text:span text:style-name="T1">alkiot[5]</text:span></text:p>
          </draw:text-box>
        </draw:frame>
        <draw:frame draw:style-name="gr5" draw:text-style-name="P2" draw:layer="layout" svg:width="1.881cm" svg:height="0.558cm" svg:x="15.738cm" svg:y="11.019cm">
          <draw:text-box>
            <text:p text:style-name="P4"><text:span text:style-name="T1">alkiot[4]</text:span></text:p>
          </draw:text-box>
        </draw:frame>
        <draw:frame draw:style-name="gr5" draw:text-style-name="P2" draw:layer="layout" svg:width="1.881cm" svg:height="0.558cm" svg:x="15.738cm" svg:y="10.519cm">
          <draw:text-box>
            <text:p text:style-name="P4"><text:span text:style-name="T1">alkiot[3]</text:span></text:p>
          </draw:text-box>
        </draw:frame>
        <draw:frame draw:style-name="gr5" draw:text-style-name="P2" draw:layer="layout" svg:width="1.881cm" svg:height="0.558cm" svg:x="15.738cm" svg:y="10.019cm">
          <draw:text-box>
            <text:p text:style-name="P4"><text:span text:style-name="T1">alkiot[2]</text:span></text:p>
          </draw:text-box>
        </draw:frame>
        <draw:frame draw:style-name="gr5" draw:text-style-name="P2" draw:layer="layout" svg:width="1.881cm" svg:height="0.558cm" svg:x="15.738cm" svg:y="9.519cm">
          <draw:text-box>
            <text:p text:style-name="P4"><text:span text:style-name="T1">alkiot[1]</text:span></text:p>
          </draw:text-box>
        </draw:frame>
        <draw:g>
          <draw:polygon draw:style-name="gr1" draw:text-style-name="P1" draw:layer="layout" svg:width="0.2cm" svg:height="0.7cm" svg:x="19.619cm" svg:y="9.371cm" svg:viewBox="0 0 201 701" draw:points="0,701 201,501 201,0 0,200">
            <text:p/>
          </draw:polygon>
          <draw:polygon draw:style-name="gr2" draw:text-style-name="P2" draw:layer="layout" svg:width="0.2cm" svg:height="0.7cm" svg:x="19.619cm" svg:y="9.371cm" svg:viewBox="0 0 201 701" draw:points="0,701 201,501 201,0 0,200">
            <text:p/>
          </draw:polygon>
        </draw:g>
        <draw:g>
          <draw:polygon draw:style-name="gr3" draw:text-style-name="P3" draw:layer="layout" svg:width="2cm" svg:height="0.5cm" svg:x="17.619cm" svg:y="9.571cm" svg:viewBox="0 0 2001 501" draw:points="0,501 2001,501 2001,0 0,0">
            <text:p/>
          </draw:polygon>
          <draw:polygon draw:style-name="gr2" draw:text-style-name="P2" draw:layer="layout" svg:width="2cm" svg:height="0.5cm" svg:x="17.619cm" svg:y="9.571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19.619cm" svg:y="8.871cm" svg:viewBox="0 0 201 701" draw:points="0,701 201,501 201,0 0,200">
            <text:p/>
          </draw:polygon>
          <draw:polygon draw:style-name="gr2" draw:text-style-name="P2" draw:layer="layout" svg:width="0.2cm" svg:height="0.7cm" svg:x="19.619cm" svg:y="8.871cm" svg:viewBox="0 0 201 701" draw:points="0,701 201,501 201,0 0,200">
            <text:p/>
          </draw:polygon>
        </draw:g>
        <draw:g>
          <draw:polygon draw:style-name="gr1" draw:text-style-name="P1" draw:layer="layout" svg:width="2.2cm" svg:height="0.2cm" svg:x="17.619cm" svg:y="8.871cm" svg:viewBox="0 0 2201 201" draw:points="0,201 2001,201 2201,0 200,0">
            <text:p/>
          </draw:polygon>
          <draw:polygon draw:style-name="gr2" draw:text-style-name="P2" draw:layer="layout" svg:width="2.2cm" svg:height="0.2cm" svg:x="17.619cm" svg:y="8.871cm" svg:viewBox="0 0 2201 201" draw:points="0,201 2001,201 2201,0 200,0">
            <text:p/>
          </draw:polygon>
        </draw:g>
        <draw:g>
          <draw:polygon draw:style-name="gr3" draw:text-style-name="P3" draw:layer="layout" svg:width="2cm" svg:height="0.5cm" svg:x="17.619cm" svg:y="9.071cm" svg:viewBox="0 0 2001 501" draw:points="0,501 2001,501 2001,0 0,0">
            <text:p/>
          </draw:polygon>
          <draw:polygon draw:style-name="gr2" draw:text-style-name="P2" draw:layer="layout" svg:width="2cm" svg:height="0.5cm" svg:x="17.619cm" svg:y="9.071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19.619cm" svg:y="11.871cm" svg:viewBox="0 0 201 701" draw:points="0,701 201,501 201,0 0,200">
            <text:p/>
          </draw:polygon>
          <draw:polygon draw:style-name="gr2" draw:text-style-name="P2" draw:layer="layout" svg:width="0.2cm" svg:height="0.7cm" svg:x="19.619cm" svg:y="11.871cm" svg:viewBox="0 0 201 701" draw:points="0,701 201,501 201,0 0,200">
            <text:p/>
          </draw:polygon>
        </draw:g>
        <draw:g>
          <draw:polygon draw:style-name="gr3" draw:text-style-name="P3" draw:layer="layout" svg:width="2cm" svg:height="0.5cm" svg:x="17.619cm" svg:y="12.071cm" svg:viewBox="0 0 2001 501" draw:points="0,501 2001,501 2001,0 0,0">
            <text:p/>
          </draw:polygon>
          <draw:polygon draw:style-name="gr2" draw:text-style-name="P2" draw:layer="layout" svg:width="2cm" svg:height="0.5cm" svg:x="17.619cm" svg:y="12.071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19.619cm" svg:y="11.371cm" svg:viewBox="0 0 201 701" draw:points="0,701 201,500 201,0 0,200">
            <text:p/>
          </draw:polygon>
          <draw:polygon draw:style-name="gr2" draw:text-style-name="P2" draw:layer="layout" svg:width="0.2cm" svg:height="0.7cm" svg:x="19.619cm" svg:y="11.371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17.619cm" svg:y="11.571cm" svg:viewBox="0 0 2001 501" draw:points="0,501 2001,501 2001,0 0,0">
            <text:p/>
          </draw:polygon>
          <draw:polygon draw:style-name="gr2" draw:text-style-name="P2" draw:layer="layout" svg:width="2cm" svg:height="0.5cm" svg:x="17.619cm" svg:y="11.571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19.619cm" svg:y="10.871cm" svg:viewBox="0 0 201 701" draw:points="0,701 201,501 201,0 0,200">
            <text:p/>
          </draw:polygon>
          <draw:polygon draw:style-name="gr2" draw:text-style-name="P2" draw:layer="layout" svg:width="0.2cm" svg:height="0.7cm" svg:x="19.619cm" svg:y="10.871cm" svg:viewBox="0 0 201 701" draw:points="0,701 201,501 201,0 0,200">
            <text:p/>
          </draw:polygon>
        </draw:g>
        <draw:g>
          <draw:polygon draw:style-name="gr3" draw:text-style-name="P3" draw:layer="layout" svg:width="2cm" svg:height="0.5cm" svg:x="17.619cm" svg:y="11.071cm" svg:viewBox="0 0 2001 501" draw:points="0,501 2001,501 2001,0 0,0">
            <text:p/>
          </draw:polygon>
          <draw:polygon draw:style-name="gr2" draw:text-style-name="P2" draw:layer="layout" svg:width="2cm" svg:height="0.5cm" svg:x="17.619cm" svg:y="11.071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19.619cm" svg:y="10.371cm" svg:viewBox="0 0 201 701" draw:points="0,701 201,501 201,0 0,200">
            <text:p/>
          </draw:polygon>
          <draw:polygon draw:style-name="gr2" draw:text-style-name="P2" draw:layer="layout" svg:width="0.2cm" svg:height="0.7cm" svg:x="19.619cm" svg:y="10.371cm" svg:viewBox="0 0 201 701" draw:points="0,701 201,501 201,0 0,200">
            <text:p/>
          </draw:polygon>
        </draw:g>
        <draw:g>
          <draw:polygon draw:style-name="gr3" draw:text-style-name="P3" draw:layer="layout" svg:width="2cm" svg:height="0.5cm" svg:x="17.619cm" svg:y="10.571cm" svg:viewBox="0 0 2001 501" draw:points="0,501 2001,501 2001,0 0,0">
            <text:p/>
          </draw:polygon>
          <draw:polygon draw:style-name="gr2" draw:text-style-name="P2" draw:layer="layout" svg:width="2cm" svg:height="0.5cm" svg:x="17.619cm" svg:y="10.571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19.619cm" svg:y="9.871cm" svg:viewBox="0 0 201 701" draw:points="0,701 201,501 201,0 0,200">
            <text:p/>
          </draw:polygon>
          <draw:polygon draw:style-name="gr2" draw:text-style-name="P2" draw:layer="layout" svg:width="0.2cm" svg:height="0.7cm" svg:x="19.619cm" svg:y="9.871cm" svg:viewBox="0 0 201 701" draw:points="0,701 201,501 201,0 0,200">
            <text:p/>
          </draw:polygon>
        </draw:g>
        <draw:g>
          <draw:polygon draw:style-name="gr3" draw:text-style-name="P3" draw:layer="layout" svg:width="2cm" svg:height="0.5cm" svg:x="17.619cm" svg:y="10.071cm" svg:viewBox="0 0 2001 501" draw:points="0,501 2001,501 2001,0 0,0">
            <text:p/>
          </draw:polygon>
          <draw:polygon draw:style-name="gr2" draw:text-style-name="P2" draw:layer="layout" svg:width="2cm" svg:height="0.5cm" svg:x="17.619cm" svg:y="10.071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19.619cm" svg:y="12.371cm" svg:viewBox="0 0 201 701" draw:points="0,701 201,501 201,0 0,200">
            <text:p/>
          </draw:polygon>
          <draw:polygon draw:style-name="gr2" draw:text-style-name="P2" draw:layer="layout" svg:width="0.2cm" svg:height="0.7cm" svg:x="19.619cm" svg:y="12.371cm" svg:viewBox="0 0 201 701" draw:points="0,701 201,501 201,0 0,200">
            <text:p/>
          </draw:polygon>
        </draw:g>
        <draw:g>
          <draw:polygon draw:style-name="gr3" draw:text-style-name="P3" draw:layer="layout" svg:width="2cm" svg:height="0.5cm" svg:x="17.619cm" svg:y="12.571cm" svg:viewBox="0 0 2001 501" draw:points="0,501 2001,501 2001,0 0,0">
            <text:p/>
          </draw:polygon>
          <draw:polygon draw:style-name="gr2" draw:text-style-name="P2" draw:layer="layout" svg:width="2cm" svg:height="0.5cm" svg:x="17.619cm" svg:y="12.571cm" svg:viewBox="0 0 2001 501" draw:points="0,501 2001,501 2001,0 0,0">
            <text:p/>
          </draw:polygon>
        </draw:g>
        <draw:g>
          <draw:polygon draw:style-name="gr1" draw:text-style-name="P1" draw:layer="layout" svg:width="0.39cm" svg:height="1.94cm" svg:x="23.768cm" svg:y="9.846cm" svg:viewBox="0 0 391 1941" draw:points="0,1941 391,1550 391,0 0,390">
            <text:p/>
          </draw:polygon>
          <draw:polygon draw:style-name="gr2" draw:text-style-name="P2" draw:layer="layout" svg:width="0.39cm" svg:height="1.94cm" svg:x="23.768cm" svg:y="9.846cm" svg:viewBox="0 0 391 1941" draw:points="0,1941 391,1550 391,0 0,390">
            <text:p/>
          </draw:polygon>
        </draw:g>
        <draw:g>
          <draw:polygon draw:style-name="gr1" draw:text-style-name="P1" draw:layer="layout" svg:width="2.39cm" svg:height="0.39cm" svg:x="21.768cm" svg:y="9.846cm" svg:viewBox="0 0 2391 391" draw:points="0,391 2000,391 2391,0 390,0">
            <text:p/>
          </draw:polygon>
          <draw:polygon draw:style-name="gr2" draw:text-style-name="P2" draw:layer="layout" svg:width="2.39cm" svg:height="0.39cm" svg:x="21.768cm" svg:y="9.846cm" svg:viewBox="0 0 2391 391" draw:points="0,391 2000,391 2391,0 390,0">
            <text:p/>
          </draw:polygon>
        </draw:g>
        <draw:g>
          <draw:g>
            <draw:polygon draw:style-name="gr3" draw:text-style-name="P3" draw:layer="layout" svg:width="2cm" svg:height="1.55cm" svg:x="21.768cm" svg:y="10.236cm" svg:viewBox="0 0 2001 1551" draw:points="0,1551 2001,1551 2001,0 0,0">
              <text:p/>
            </draw:polygon>
            <draw:polygon draw:style-name="gr2" draw:text-style-name="P2" draw:layer="layout" svg:width="2cm" svg:height="1.55cm" svg:x="21.768cm" svg:y="10.236cm" svg:viewBox="0 0 2001 1551" draw:points="0,1551 2001,1551 2001,0 0,0">
              <text:p/>
            </draw:polygon>
          </draw:g>
          <draw:frame draw:style-name="gr12" draw:text-style-name="P2" draw:layer="layout" svg:width="2cm" svg:height="1.55cm" svg:x="21.768cm" svg:y="10.236cm">
            <draw:text-box>
              <text:p text:style-name="P4"><text:span text:style-name="T1">9 (kohdenro)</text:span></text:p>
              <text:p text:style-name="P4"><text:span text:style-name="T1">Ceres</text:span></text:p>
              <text:p text:style-name="P4"><text:span text:style-name="T1">...</text:span></text:p>
            </draw:text-box>
          </draw:frame>
        </draw:g>
        <draw:g>
          <draw:polygon draw:style-name="gr1" draw:text-style-name="P1" draw:layer="layout" svg:width="0.403cm" svg:height="1.952cm" svg:x="23.768cm" svg:y="14.233cm" svg:viewBox="0 0 404 1953" draw:points="0,1953 404,1550 404,0 0,402">
            <text:p/>
          </draw:polygon>
          <draw:polygon draw:style-name="gr2" draw:text-style-name="P2" draw:layer="layout" svg:width="0.403cm" svg:height="1.952cm" svg:x="23.768cm" svg:y="14.233cm" svg:viewBox="0 0 404 1953" draw:points="0,1953 404,1550 404,0 0,402">
            <text:p/>
          </draw:polygon>
        </draw:g>
        <draw:g>
          <draw:polygon draw:style-name="gr1" draw:text-style-name="P1" draw:layer="layout" svg:width="2.403cm" svg:height="0.403cm" svg:x="21.768cm" svg:y="14.233cm" svg:viewBox="0 0 2404 404" draw:points="0,404 2001,404 2404,0 402,0">
            <text:p/>
          </draw:polygon>
          <draw:polygon draw:style-name="gr2" draw:text-style-name="P2" draw:layer="layout" svg:width="2.403cm" svg:height="0.403cm" svg:x="21.768cm" svg:y="14.233cm" svg:viewBox="0 0 2404 404" draw:points="0,404 2001,404 2404,0 402,0">
            <text:p/>
          </draw:polygon>
        </draw:g>
        <draw:g>
          <draw:g>
            <draw:polygon draw:style-name="gr3" draw:text-style-name="P3" draw:layer="layout" svg:width="2cm" svg:height="1.55cm" svg:x="21.768cm" svg:y="14.636cm" svg:viewBox="0 0 2001 1551" draw:points="0,1551 2001,1551 2001,0 0,0">
              <text:p/>
            </draw:polygon>
            <draw:polygon draw:style-name="gr2" draw:text-style-name="P2" draw:layer="layout" svg:width="2cm" svg:height="1.55cm" svg:x="21.768cm" svg:y="14.636cm" svg:viewBox="0 0 2001 1551" draw:points="0,1551 2001,1551 2001,0 0,0">
              <text:p/>
            </draw:polygon>
          </draw:g>
          <draw:frame draw:style-name="gr12" draw:text-style-name="P2" draw:layer="layout" svg:width="2cm" svg:height="1.55cm" svg:x="21.768cm" svg:y="14.636cm">
            <draw:text-box>
              <text:p text:style-name="P4"><text:span text:style-name="T1">15 (kohdenro)</text:span></text:p>
              <text:p text:style-name="P4"><text:span text:style-name="T1">Pallas</text:span></text:p>
              <text:p text:style-name="P4"><text:span text:style-name="T1">...</text:span></text:p>
            </draw:text-box>
          </draw:frame>
        </draw:g>
        <draw:g>
          <draw:polyline draw:style-name="gr7" draw:text-style-name="P2" draw:layer="layout" svg:width="3.149cm" svg:height="3.26cm" svg:x="18.619cm" svg:y="6.061cm" svg:viewBox="0 0 3150 3261" draw:points="0,3261 2150,3261 2150,0 3150,0">
            <text:p/>
          </draw:polyline>
          <draw:frame draw:style-name="gr8" draw:text-style-name="P2" draw:layer="layout" svg:width="1.25cm" svg:height="1.007cm" svg:x="17.369cm" svg:y="8.817cm">
            <draw:text-box>
              <text:p/>
            </draw:text-box>
          </draw:frame>
        </draw:g>
        <draw:g>
          <draw:polyline draw:style-name="gr7" draw:text-style-name="P2" draw:layer="layout" svg:width="3.149cm" svg:height="1.29cm" svg:x="18.619cm" svg:y="8.531cm" svg:viewBox="0 0 3150 1291" draw:points="0,1291 2515,1291 2515,0 3150,0">
            <text:p/>
          </draw:polyline>
          <draw:frame draw:style-name="gr8" draw:text-style-name="P2" draw:layer="layout" svg:width="1.25cm" svg:height="1.007cm" svg:x="17.369cm" svg:y="9.318cm">
            <draw:text-box>
              <text:p/>
            </draw:text-box>
          </draw:frame>
        </draw:g>
        <draw:g>
          <draw:polyline draw:style-name="gr7" draw:text-style-name="P2" draw:layer="layout" svg:width="3.149cm" svg:height="0.495cm" svg:x="18.619cm" svg:y="10.321cm" svg:viewBox="0 0 3150 496" draw:points="0,0 2650,0 2650,496 3150,496">
            <text:p/>
          </draw:polyline>
          <draw:frame draw:style-name="gr8" draw:text-style-name="P2" draw:layer="layout" svg:width="1.25cm" svg:height="1.007cm" svg:x="17.369cm" svg:y="9.817cm">
            <draw:text-box>
              <text:p/>
            </draw:text-box>
          </draw:frame>
        </draw:g>
        <draw:g>
          <draw:polyline draw:style-name="gr7" draw:text-style-name="P2" draw:layer="layout" svg:width="3.149cm" svg:height="2.16cm" svg:x="18.619cm" svg:y="10.821cm" svg:viewBox="0 0 3150 2161" draw:points="0,0 2150,0 2150,2161 3150,2161">
            <text:p/>
          </draw:polyline>
          <draw:frame draw:style-name="gr8" draw:text-style-name="P2" draw:layer="layout" svg:width="1.25cm" svg:height="1.007cm" svg:x="17.369cm" svg:y="10.317cm">
            <draw:text-box>
              <text:p/>
            </draw:text-box>
          </draw:frame>
        </draw:g>
        <draw:g>
          <draw:polygon draw:style-name="gr1" draw:text-style-name="P1" draw:layer="layout" svg:width="0.41cm" svg:height="1.93cm" svg:x="23.768cm" svg:y="12.016cm" svg:viewBox="0 0 411 1931" draw:points="0,1931 411,1522 411,0 0,409">
            <text:p/>
          </draw:polygon>
          <draw:polygon draw:style-name="gr2" draw:text-style-name="P2" draw:layer="layout" svg:width="0.41cm" svg:height="1.93cm" svg:x="23.768cm" svg:y="12.016cm" svg:viewBox="0 0 411 1931" draw:points="0,1931 411,1522 411,0 0,409">
            <text:p/>
          </draw:polygon>
        </draw:g>
        <draw:g>
          <draw:polygon draw:style-name="gr1" draw:text-style-name="P1" draw:layer="layout" svg:width="2.41cm" svg:height="0.41cm" svg:x="21.768cm" svg:y="12.016cm" svg:viewBox="0 0 2411 411" draw:points="0,411 2001,411 2411,0 409,0">
            <text:p/>
          </draw:polygon>
          <draw:polygon draw:style-name="gr2" draw:text-style-name="P2" draw:layer="layout" svg:width="2.41cm" svg:height="0.41cm" svg:x="21.768cm" svg:y="12.016cm" svg:viewBox="0 0 2411 411" draw:points="0,411 2001,411 2411,0 409,0">
            <text:p/>
          </draw:polygon>
        </draw:g>
        <draw:g>
          <draw:g>
            <draw:polygon draw:style-name="gr3" draw:text-style-name="P3" draw:layer="layout" svg:width="2cm" svg:height="1.52cm" svg:x="21.768cm" svg:y="12.426cm" svg:viewBox="0 0 2001 1521" draw:points="0,1521 2001,1521 2001,0 0,0">
              <text:p/>
            </draw:polygon>
            <draw:polygon draw:style-name="gr2" draw:text-style-name="P2" draw:layer="layout" svg:width="2cm" svg:height="1.52cm" svg:x="21.768cm" svg:y="12.426cm" svg:viewBox="0 0 2001 1521" draw:points="0,1521 2001,1521 2001,0 0,0">
              <text:p/>
            </draw:polygon>
          </draw:g>
          <draw:frame draw:style-name="gr13" draw:text-style-name="P2" draw:layer="layout" svg:width="2cm" svg:height="1.52cm" svg:x="21.768cm" svg:y="12.426cm">
            <draw:text-box>
              <text:p text:style-name="P4"><text:span text:style-name="T1">10 (kohdenro)</text:span></text:p>
              <text:p text:style-name="P4"><text:span text:style-name="T1">Pluto</text:span></text:p>
              <text:p text:style-name="P4"><text:span text:style-name="T1">...</text:span></text:p>
            </draw:text-box>
          </draw:frame>
        </draw:g>
        <draw:g>
          <draw:polyline draw:style-name="gr7" draw:text-style-name="P2" draw:layer="layout" svg:width="3.149cm" svg:height="3.888cm" svg:x="18.619cm" svg:y="11.321cm" svg:viewBox="0 0 3150 3889" draw:points="0,0 1650,0 1650,3889 3150,3889">
            <text:p/>
          </draw:polyline>
          <draw:frame draw:style-name="gr8" draw:text-style-name="P2" draw:layer="layout" svg:width="1.25cm" svg:height="1.007cm" svg:x="17.369cm" svg:y="10.817cm">
            <draw:text-box>
              <text:p/>
            </draw:text-box>
          </draw:frame>
        </draw:g>
        <draw:frame draw:style-name="gr5" draw:text-style-name="P2" draw:layer="layout" svg:width="1.881cm" svg:height="0.558cm" svg:x="15.738cm" svg:y="13.019cm">
          <draw:text-box>
            <text:p text:style-name="P4"><text:span text:style-name="T1">alkiot[8]</text:span></text:p>
          </draw:text-box>
        </draw:frame>
        <draw:g>
          <draw:polygon draw:style-name="gr1" draw:text-style-name="P1" draw:layer="layout" svg:width="0.2cm" svg:height="0.7cm" svg:x="19.619cm" svg:y="12.871cm" svg:viewBox="0 0 201 701" draw:points="0,701 201,501 201,0 0,200">
            <text:p/>
          </draw:polygon>
          <draw:polygon draw:style-name="gr2" draw:text-style-name="P2" draw:layer="layout" svg:width="0.2cm" svg:height="0.7cm" svg:x="19.619cm" svg:y="12.871cm" svg:viewBox="0 0 201 701" draw:points="0,701 201,501 201,0 0,200">
            <text:p/>
          </draw:polygon>
        </draw:g>
        <draw:g>
          <draw:polygon draw:style-name="gr3" draw:text-style-name="P3" draw:layer="layout" svg:width="2cm" svg:height="0.5cm" svg:x="17.619cm" svg:y="13.071cm" svg:viewBox="0 0 2001 501" draw:points="0,501 2001,501 2001,0 0,0">
            <text:p/>
          </draw:polygon>
          <draw:polygon draw:style-name="gr2" draw:text-style-name="P2" draw:layer="layout" svg:width="2cm" svg:height="0.5cm" svg:x="17.619cm" svg:y="13.071cm" svg:viewBox="0 0 2001 501" draw:points="0,501 2001,501 2001,0 0,0">
            <text:p/>
          </draw:polygon>
        </draw:g>
        <draw:frame draw:style-name="gr5" draw:text-style-name="P2" draw:layer="layout" svg:width="1.881cm" svg:height="0.558cm" svg:x="15.738cm" svg:y="13.519cm">
          <draw:text-box>
            <text:p text:style-name="P4"><text:span text:style-name="T1">alkiot[9]</text:span></text:p>
          </draw:text-box>
        </draw:frame>
        <draw:g>
          <draw:polygon draw:style-name="gr1" draw:text-style-name="P1" draw:layer="layout" svg:width="0.2cm" svg:height="0.7cm" svg:x="19.619cm" svg:y="13.371cm" svg:viewBox="0 0 201 701" draw:points="0,701 201,501 201,0 0,200">
            <text:p/>
          </draw:polygon>
          <draw:polygon draw:style-name="gr2" draw:text-style-name="P2" draw:layer="layout" svg:width="0.2cm" svg:height="0.7cm" svg:x="19.619cm" svg:y="13.371cm" svg:viewBox="0 0 201 701" draw:points="0,701 201,501 201,0 0,200">
            <text:p/>
          </draw:polygon>
        </draw:g>
        <draw:g>
          <draw:polygon draw:style-name="gr3" draw:text-style-name="P3" draw:layer="layout" svg:width="2cm" svg:height="0.5cm" svg:x="17.619cm" svg:y="13.571cm" svg:viewBox="0 0 2001 501" draw:points="0,501 2001,501 2001,0 0,0">
            <text:p/>
          </draw:polygon>
          <draw:polygon draw:style-name="gr2" draw:text-style-name="P2" draw:layer="layout" svg:width="2cm" svg:height="0.5cm" svg:x="17.619cm" svg:y="13.571cm" svg:viewBox="0 0 2001 501" draw:points="0,501 2001,501 2001,0 0,0">
            <text:p/>
          </draw:polygon>
        </draw:g>
        <draw:g>
          <draw:polygon draw:style-name="gr3" draw:text-style-name="P3" draw:layer="layout" svg:width="1.5cm" svg:height="0.5cm" svg:x="11.75cm" svg:y="6.9cm" svg:viewBox="0 0 1501 501" draw:points="0,501 1501,501 1501,0 0,0">
            <text:p/>
          </draw:polygon>
          <draw:polygon draw:style-name="gr2" draw:text-style-name="P2" draw:layer="layout" svg:width="1.5cm" svg:height="0.5cm" svg:x="11.75cm" svg:y="6.9cm" svg:viewBox="0 0 1501 501" draw:points="0,501 1501,501 1501,0 0,0">
            <text:p/>
          </draw:polygon>
        </draw:g>
        <draw:polyline draw:style-name="gr7" draw:text-style-name="P2" draw:layer="layout" svg:width="6.15cm" svg:height="1.6cm" svg:x="12.5cm" svg:y="7.15cm" svg:viewBox="0 0 6151 1601" draw:points="0,0 0,801 6151,801 6151,1601">
          <text:p/>
        </draw:polyline>
        <draw:frame draw:style-name="gr14" draw:text-style-name="P6" draw:layer="layout" svg:width="1.791cm" svg:height="0.888cm" svg:x="7.4cm" svg:y="3.056cm">
          <draw:text-box>
            <text:p text:style-name="P4"><text:span text:style-name="T1">kohdeluokat</text:span></text:p>
          </draw:text-box>
        </draw:frame>
        <draw:frame draw:style-name="gr5" draw:text-style-name="P2" draw:layer="layout" svg:width="2.059cm" svg:height="0.558cm" svg:x="13.09cm" svg:y="3.221cm">
          <draw:text-box>
            <text:p text:style-name="P4"><text:span text:style-name="T1">kohteet</text:span></text:p>
          </draw:text-box>
        </draw:frame>
        <draw:frame draw:style-name="gr11" draw:text-style-name="P2" draw:layer="layout" svg:width="4.131cm" svg:height="0.706cm" svg:x="16.119cm" svg:y="14.365cm">
          <draw:text-box>
            <text:p text:style-name="P4"><text:span text:style-name="T1">osoitintaulukko kohteisiin</text:span></text:p>
          </draw:text-box>
        </draw:frame>
        <draw:frame draw:style-name="gr10" draw:text-style-name="P2" draw:layer="layout" svg:width="3.3cm" svg:height="0.698cm" svg:x="21.068cm" svg:y="18.787cm">
          <draw:text-box>
            <text:p text:style-name="P4"><text:span text:style-name="T2">Kohteet</text:span></text:p>
          </draw:text-box>
        </draw:frame>
        <draw:g>
          <draw:polygon draw:style-name="gr1" draw:text-style-name="P1" draw:layer="layout" svg:width="0.403cm" svg:height="1.952cm" svg:x="23.768cm" svg:y="16.633cm" svg:viewBox="0 0 404 1953" draw:points="0,1953 404,1550 404,0 0,402">
            <text:p/>
          </draw:polygon>
          <draw:polygon draw:style-name="gr2" draw:text-style-name="P2" draw:layer="layout" svg:width="0.403cm" svg:height="1.952cm" svg:x="23.768cm" svg:y="16.633cm" svg:viewBox="0 0 404 1953" draw:points="0,1953 404,1550 404,0 0,402">
            <text:p/>
          </draw:polygon>
        </draw:g>
        <draw:g>
          <draw:polygon draw:style-name="gr1" draw:text-style-name="P1" draw:layer="layout" svg:width="2.403cm" svg:height="0.403cm" svg:x="21.768cm" svg:y="16.633cm" svg:viewBox="0 0 2404 404" draw:points="0,404 2001,404 2404,0 402,0">
            <text:p/>
          </draw:polygon>
          <draw:polygon draw:style-name="gr2" draw:text-style-name="P2" draw:layer="layout" svg:width="2.403cm" svg:height="0.403cm" svg:x="21.768cm" svg:y="16.633cm" svg:viewBox="0 0 2404 404" draw:points="0,404 2001,404 2404,0 402,0">
            <text:p/>
          </draw:polygon>
        </draw:g>
        <draw:g>
          <draw:g>
            <draw:polygon draw:style-name="gr3" draw:text-style-name="P3" draw:layer="layout" svg:width="2cm" svg:height="1.55cm" svg:x="21.768cm" svg:y="17.036cm" svg:viewBox="0 0 2001 1551" draw:points="0,1551 2001,1551 2001,0 0,0">
              <text:p/>
            </draw:polygon>
            <draw:polygon draw:style-name="gr2" draw:text-style-name="P2" draw:layer="layout" svg:width="2cm" svg:height="1.55cm" svg:x="21.768cm" svg:y="17.036cm" svg:viewBox="0 0 2001 1551" draw:points="0,1551 2001,1551 2001,0 0,0">
              <text:p/>
            </draw:polygon>
          </draw:g>
          <draw:frame draw:style-name="gr12" draw:text-style-name="P2" draw:layer="layout" svg:width="2cm" svg:height="1.55cm" svg:x="21.768cm" svg:y="17.036cm">
            <draw:text-box>
              <text:p text:style-name="P4"><text:span text:style-name="T1">20 (kohdenro)</text:span></text:p>
              <text:p text:style-name="P4"><text:span text:style-name="T1">Juno</text:span></text:p>
              <text:p text:style-name="P4"><text:span text:style-name="T1">...</text:span></text:p>
            </draw:text-box>
          </draw:frame>
        </draw:g>
        <draw:g>
          <draw:polyline draw:style-name="gr7" draw:text-style-name="P2" draw:layer="layout" svg:width="3.149cm" svg:height="5.789cm" svg:x="18.619cm" svg:y="11.821cm" svg:viewBox="0 0 3150 5790" draw:points="0,0 1349,0 1349,5790 3150,5790">
            <text:p/>
          </draw:polyline>
          <draw:frame draw:style-name="gr15" draw:text-style-name="P2" draw:layer="layout" svg:width="1.25cm" svg:height="1.449cm" svg:x="17.369cm" svg:y="11.096cm">
            <draw:text-box>
              <text:p/>
            </draw:text-box>
          </draw:frame>
        </draw:g>
        <draw:g>
          <draw:polygon draw:style-name="gr1" draw:text-style-name="P1" draw:layer="layout" svg:width="0.403cm" svg:height="2.042cm" svg:x="23.981cm" svg:y="1.597cm" svg:viewBox="0 0 404 2043" draw:points="0,2043 404,1641 404,0 0,402">
            <text:p/>
          </draw:polygon>
          <draw:polygon draw:style-name="gr2" draw:text-style-name="P2" draw:layer="layout" svg:width="0.403cm" svg:height="2.042cm" svg:x="23.981cm" svg:y="1.597cm" svg:viewBox="0 0 404 2043" draw:points="0,2043 404,1641 404,0 0,402">
            <text:p/>
          </draw:polygon>
        </draw:g>
        <draw:g>
          <draw:polygon draw:style-name="gr1" draw:text-style-name="P1" draw:layer="layout" svg:width="2.403cm" svg:height="0.403cm" svg:x="21.981cm" svg:y="1.597cm" svg:viewBox="0 0 2404 404" draw:points="0,404 2001,404 2404,0 402,0">
            <text:p/>
          </draw:polygon>
          <draw:polygon draw:style-name="gr2" draw:text-style-name="P2" draw:layer="layout" svg:width="2.403cm" svg:height="0.403cm" svg:x="21.981cm" svg:y="1.597cm" svg:viewBox="0 0 2404 404" draw:points="0,404 2001,404 2404,0 402,0">
            <text:p/>
          </draw:polygon>
        </draw:g>
        <draw:g>
          <draw:g>
            <draw:polygon draw:style-name="gr3" draw:text-style-name="P3" draw:layer="layout" svg:width="2cm" svg:height="1.64cm" svg:x="21.981cm" svg:y="2cm" svg:viewBox="0 0 2001 1641" draw:points="0,1641 2001,1641 2001,0 0,0">
              <text:p/>
            </draw:polygon>
            <draw:polygon draw:style-name="gr2" draw:text-style-name="P2" draw:layer="layout" svg:width="2cm" svg:height="1.64cm" svg:x="21.981cm" svg:y="2cm" svg:viewBox="0 0 2001 1641" draw:points="0,1641 2001,1641 2001,0 0,0">
              <text:p/>
            </draw:polygon>
          </draw:g>
          <draw:frame draw:style-name="gr16" draw:text-style-name="P2" draw:layer="layout" svg:width="2cm" svg:height="1.64cm" svg:x="21.981cm" svg:y="2cm">
            <draw:text-box>
              <text:p/>
            </draw:text-box>
          </draw:frame>
        </draw:g>
        <draw:frame draw:style-name="gr10" draw:text-style-name="P2" draw:layer="layout" svg:width="3.3cm" svg:height="0.698cm" svg:x="18.718cm" svg:y="1.487cm">
          <draw:text-box>
            <text:p text:style-name="P4"><text:span text:style-name="T2">Naytto naytto</text:span></text:p>
          </draw:text-box>
        </draw:frame>
        <draw:g>
          <draw:polygon draw:style-name="gr3" draw:text-style-name="P3" draw:layer="layout" svg:width="1.5cm" svg:height="0.5cm" svg:x="22.268cm" svg:y="2.536cm" svg:viewBox="0 0 1501 501" draw:points="0,501 1501,501 1501,0 0,0">
            <text:p/>
          </draw:polygon>
          <draw:polygon draw:style-name="gr2" draw:text-style-name="P2" draw:layer="layout" svg:width="1.5cm" svg:height="0.5cm" svg:x="22.268cm" svg:y="2.536cm" svg:viewBox="0 0 1501 501" draw:points="0,501 1501,501 1501,0 0,0">
            <text:p/>
          </draw:polygon>
        </draw:g>
        <draw:g>
          <draw:polyline draw:style-name="gr7" draw:text-style-name="P2" draw:layer="layout" svg:width="9.667cm" svg:height="0cm" svg:x="13.35cm" svg:y="2.786cm" svg:viewBox="0 0 9668 0" draw:points="9668,0 1199,0 1199,0 0,0">
            <text:p/>
          </draw:polyline>
          <draw:frame draw:style-name="gr8" draw:text-style-name="P2" draw:layer="layout" svg:width="1.25cm" svg:height="1.007cm" svg:x="23.018cm" svg:y="2.283cm">
            <draw:text-box>
              <text:p/>
            </draw:text-box>
          </draw:frame>
        </draw:g>
        <draw:path draw:style-name="gr17" draw:text-style-name="P2" draw:layer="layout" svg:width="6.8cm" svg:height="3cm" svg:x="17.581cm" svg:y="1.2cm" svg:viewBox="0 0 6801 3001" svg:d="M0 0c0 552 285 1022 911 1501 626 478 1405 822 2490 1098 1084 276 2148 402 3400 402">
          <text:p/>
        </draw:path>
        <draw:g>
          <draw:polygon draw:style-name="gr3" draw:text-style-name="P3" draw:layer="layout" svg:width="1.5cm" svg:height="0.5cm" svg:x="9.35cm" svg:y="3.25cm" svg:viewBox="0 0 1501 501" draw:points="0,501 1501,501 1501,0 0,0">
            <text:p/>
          </draw:polygon>
          <draw:polygon draw:style-name="gr2" draw:text-style-name="P2" draw:layer="layout" svg:width="1.5cm" svg:height="0.5cm" svg:x="9.35cm" svg:y="3.25cm" svg:viewBox="0 0 1501 501" draw:points="0,501 1501,501 1501,0 0,0">
            <text:p/>
          </draw:polygon>
        </draw:g>
        <draw:line draw:style-name="gr7" draw:text-style-name="P2" draw:layer="layout" svg:x1="10.1cm" svg:y1="3.5cm" svg:x2="10.1cm" svg:y2="4.799cm">
          <text:p/>
        </draw:line>
        <draw:g>
          <draw:polygon draw:style-name="gr3" draw:text-style-name="P3" draw:layer="layout" svg:width="1.5cm" svg:height="0.5cm" svg:x="11.15cm" svg:y="3.25cm" svg:viewBox="0 0 1501 501" draw:points="0,501 1501,501 1501,0 0,0">
            <text:p/>
          </draw:polygon>
          <draw:polygon draw:style-name="gr2" draw:text-style-name="P2" draw:layer="layout" svg:width="1.5cm" svg:height="0.5cm" svg:x="11.15cm" svg:y="3.25cm" svg:viewBox="0 0 1501 501" draw:points="0,501 1501,501 1501,0 0,0">
            <text:p/>
          </draw:polygon>
        </draw:g>
        <draw:line draw:style-name="gr7" draw:text-style-name="P2" draw:layer="layout" svg:x1="11.9cm" svg:y1="3.5cm" svg:x2="11.9cm" svg:y2="4.839cm">
          <text:p/>
        </draw:line>
        <draw:frame draw:style-name="gr18" draw:text-style-name="P2" draw:layer="layout" svg:width="1.85cm" svg:height="1.196cm" svg:x="20.2cm" svg:y="2.7cm">
          <draw:text-box>
            <text:p text:style-name="P4"><text:span text:style-name="T2">Kohde-luettel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arker_5f_1" draw:display-name="Marker_1" svg:viewBox="0 0 20 20" svg:d="M10 0l-10 20h20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31T01:10:14.331500000</dc:date>
    <dc:description>Kerho tietorakenne</dc:description>
    <dc:title>Kerho</dc:title>
    <meta:creation-date>2014-02-23T11:45:44Z</meta:creation-date>
    <meta:initial-creator>vesal</meta:initial-creator>
    <meta:generator>LibreOffice/4.4.3.2$MacOSX_X86_64 LibreOffice_project/88805f81e9fe61362df02b9941de8e38a9b5fd16</meta:generator>
    <meta:editing-duration>PT27M37S</meta:editing-duration>
    <meta:editing-cycles>2</meta:editing-cycles>
    <meta:document-statistic meta:object-count="333"/>
  </office:meta>
</office:document-meta>
</file>